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style:text-underline-style="solid" style:text-underline-width="auto" style:text-underline-color="font-color" fo:font-weight="bold" officeooo:rsid="00454693" officeooo:paragraph-rsid="000a494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language="ru" fo:country="RU" style:text-underline-style="solid" style:text-underline-width="auto" style:text-underline-color="font-color" officeooo:rsid="001f2320" officeooo:paragraph-rsid="000a494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officeooo:rsid="00454693" officeooo:paragraph-rsid="000a494c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fo:language="ru" fo:country="RU" officeooo:rsid="000a0adf" officeooo:paragraph-rsid="000a494c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fo:language="ru" fo:country="RU" officeooo:rsid="001f2320" officeooo:paragraph-rsid="000a494c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fo:language="ru" fo:country="RU" officeooo:rsid="004bae86" officeooo:paragraph-rsid="000a494c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language="ru" fo:country="RU" officeooo:rsid="00525a62" officeooo:paragraph-rsid="000a494c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fo:language="ru" fo:country="RU" officeooo:rsid="00598fc3" officeooo:paragraph-rsid="000a494c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language="ru" fo:country="RU" officeooo:rsid="00598fc3" officeooo:paragraph-rsid="000a494c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fo:language="ru" fo:country="RU" officeooo:rsid="006383a5" officeooo:paragraph-rsid="000a494c" style:font-size-asian="16pt" style:font-size-complex="16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6pt" fo:language="ru" fo:country="RU" fo:font-style="italic" officeooo:rsid="00463d0c" officeooo:paragraph-rsid="000a494c" style:font-size-asian="16pt" style:font-style-asian="italic" style:font-size-complex="16pt" style:font-style-complex="italic"/>
    </style:style>
    <style:style style:name="P12" style:family="paragraph" style:parent-style-name="Standard" style:list-style-name="L6">
      <style:paragraph-properties fo:text-align="justify" style:justify-single-word="false"/>
      <style:text-properties fo:font-size="16pt" fo:language="ru" fo:country="RU" fo:font-style="italic" officeooo:rsid="000a0adf" officeooo:paragraph-rsid="000a494c" style:font-size-asian="16pt" style:font-style-asian="italic" style:font-size-complex="16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ize="16pt" fo:language="ru" fo:country="RU" fo:font-style="italic" officeooo:rsid="000a0adf" officeooo:paragraph-rsid="000a494c" style:font-size-asian="16pt" style:font-style-asian="italic" style:font-size-complex="16pt" style:font-style-complex="italic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6pt" fo:language="ru" fo:country="RU" fo:font-style="italic" fo:font-weight="bold" officeooo:rsid="00463d0c" officeooo:paragraph-rsid="000a494c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officeooo:paragraph-rsid="000a494c" style:font-size-asian="16pt" style:font-size-complex="16pt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16pt" officeooo:rsid="004dfca1" officeooo:paragraph-rsid="000a494c" style:font-size-asian="16pt" style:font-size-complex="16pt"/>
    </style:style>
    <style:style style:name="P17" style:family="paragraph" style:parent-style-name="Standard" style:list-style-name="L7">
      <style:text-properties fo:font-size="16pt" officeooo:paragraph-rsid="000a494c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officeooo:paragraph-rsid="000a494c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16pt" fo:font-style="italic" fo:font-weight="bold" officeooo:rsid="0081036d" officeooo:paragraph-rsid="000a494c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3a7170"/>
    </style:style>
    <style:style style:name="T2" style:family="text">
      <style:text-properties officeooo:rsid="003c6ca8"/>
    </style:style>
    <style:style style:name="T3" style:family="text">
      <style:text-properties officeooo:rsid="0041d55e"/>
    </style:style>
    <style:style style:name="T4" style:family="text">
      <style:text-properties officeooo:rsid="003d8ab9"/>
    </style:style>
    <style:style style:name="T5" style:family="text">
      <style:text-properties officeooo:rsid="004253f7"/>
    </style:style>
    <style:style style:name="T6" style:family="text">
      <style:text-properties officeooo:rsid="004363d9"/>
    </style:style>
    <style:style style:name="T7" style:family="text">
      <style:text-properties officeooo:rsid="003ff10a"/>
    </style:style>
    <style:style style:name="T8" style:family="text">
      <style:text-properties officeooo:rsid="003f4ea0"/>
    </style:style>
    <style:style style:name="T9" style:family="text">
      <style:text-properties officeooo:rsid="00463d0c"/>
    </style:style>
    <style:style style:name="T10" style:family="text">
      <style:text-properties officeooo:rsid="004910d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cf91a" style:font-weight-asian="bold" style:font-weight-complex="bold"/>
    </style:style>
    <style:style style:name="T13" style:family="text">
      <style:text-properties fo:font-weight="bold" officeooo:rsid="0081036d" style:font-weight-asian="bold" style:font-weight-complex="bold"/>
    </style:style>
    <style:style style:name="T14" style:family="text">
      <style:text-properties fo:font-weight="bold" officeooo:rsid="000a0adf" style:font-weight-asian="bold" style:font-weight-complex="bold"/>
    </style:style>
    <style:style style:name="T15" style:family="text">
      <style:text-properties fo:font-weight="bold" officeooo:rsid="008943ae" style:font-weight-asian="bold" style:font-weight-complex="bold"/>
    </style:style>
    <style:style style:name="T16" style:family="text">
      <style:text-properties fo:font-style="normal" officeooo:rsid="0046e7c6" style:font-style-asian="normal" style:font-style-complex="normal"/>
    </style:style>
    <style:style style:name="T17" style:family="text">
      <style:text-properties fo:font-style="normal" officeooo:rsid="00492883" style:font-style-asian="normal" style:font-style-complex="normal"/>
    </style:style>
    <style:style style:name="T18" style:family="text">
      <style:text-properties fo:font-style="normal" fo:font-weight="normal" officeooo:rsid="0046e7c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83b1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910d9" style:font-style-asian="normal" style:font-weight-asian="normal" style:font-style-complex="normal" style:font-weight-complex="normal"/>
    </style:style>
    <style:style style:name="T21" style:family="text">
      <style:text-properties officeooo:rsid="0046e7c6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4bae86"/>
    </style:style>
    <style:style style:name="T24" style:family="text">
      <style:text-properties fo:language="ru" fo:country="RU" officeooo:rsid="00492883"/>
    </style:style>
    <style:style style:name="T25" style:family="text">
      <style:text-properties fo:language="ru" fo:country="RU" officeooo:rsid="000a0adf"/>
    </style:style>
    <style:style style:name="T26" style:family="text">
      <style:text-properties fo:language="ru" fo:country="RU" officeooo:rsid="004ab581"/>
    </style:style>
    <style:style style:name="T27" style:family="text">
      <style:text-properties fo:language="ru" fo:country="RU" officeooo:rsid="004d6728"/>
    </style:style>
    <style:style style:name="T28" style:family="text">
      <style:text-properties fo:language="ru" fo:country="RU" officeooo:rsid="004dfca1"/>
    </style:style>
    <style:style style:name="T29" style:family="text">
      <style:text-properties fo:language="ru" fo:country="RU" officeooo:rsid="004ffb78"/>
    </style:style>
    <style:style style:name="T30" style:family="text">
      <style:text-properties fo:language="ru" fo:country="RU" officeooo:rsid="00525a62"/>
    </style:style>
    <style:style style:name="T31" style:family="text">
      <style:text-properties fo:language="ru" fo:country="RU" officeooo:rsid="0052a30c"/>
    </style:style>
    <style:style style:name="T32" style:family="text">
      <style:text-properties fo:language="ru" fo:country="RU" fo:font-weight="bold" officeooo:rsid="000a0adf" style:font-weight-asian="bold" style:font-weight-complex="bold"/>
    </style:style>
    <style:style style:name="T33" style:family="text">
      <style:text-properties fo:language="ru" fo:country="RU" fo:font-weight="bold" officeooo:rsid="001f2320" style:font-weight-asian="bold" style:font-weight-complex="bold"/>
    </style:style>
    <style:style style:name="T34" style:family="text">
      <style:text-properties fo:language="ru" fo:country="RU" fo:font-weight="bold" officeooo:rsid="0052a30c" style:font-weight-asian="bold" style:font-weight-complex="bold"/>
    </style:style>
    <style:style style:name="T35" style:family="text">
      <style:text-properties fo:language="en" fo:country="US" officeooo:rsid="0052a30c"/>
    </style:style>
    <style:style style:name="T36" style:family="text">
      <style:text-properties officeooo:rsid="0052c6e9"/>
    </style:style>
    <style:style style:name="T37" style:family="text">
      <style:text-properties officeooo:rsid="0054a963"/>
    </style:style>
    <style:style style:name="T38" style:family="text">
      <style:text-properties officeooo:rsid="001266bc"/>
    </style:style>
    <style:style style:name="T39" style:family="text">
      <style:text-properties officeooo:rsid="0054c344"/>
    </style:style>
    <style:style style:name="T40" style:family="text">
      <style:text-properties officeooo:rsid="00597958"/>
    </style:style>
    <style:style style:name="T41" style:family="text">
      <style:text-properties officeooo:rsid="00180f4e"/>
    </style:style>
    <style:style style:name="T42" style:family="text">
      <style:text-properties officeooo:rsid="005e6cad"/>
    </style:style>
    <style:style style:name="T43" style:family="text">
      <style:text-properties officeooo:rsid="005b8850"/>
    </style:style>
    <style:style style:name="T44" style:family="text">
      <style:text-properties officeooo:rsid="005cf91a"/>
    </style:style>
    <style:style style:name="T45" style:family="text">
      <style:text-properties fo:font-style="italic" style:text-underline-style="none" officeooo:rsid="005cf91a" style:font-style-asian="italic" style:font-style-complex="italic"/>
    </style:style>
    <style:style style:name="T46" style:family="text">
      <style:text-properties fo:font-style="italic" style:text-underline-style="none" officeooo:rsid="008ccfe1" style:font-style-asian="italic" style:font-style-complex="italic"/>
    </style:style>
    <style:style style:name="T47" style:family="text">
      <style:text-properties fo:font-style="italic" style:text-underline-style="none" fo:font-weight="bold" officeooo:rsid="008ccfe1" style:font-style-asian="italic" style:font-weight-asian="bold" style:font-style-complex="italic" style:font-weight-complex="bold"/>
    </style:style>
    <style:style style:name="T48" style:family="text">
      <style:text-properties fo:font-style="italic" officeooo:rsid="005cf91a" style:font-style-asian="italic" style:font-style-complex="italic"/>
    </style:style>
    <style:style style:name="T49" style:family="text">
      <style:text-properties officeooo:rsid="001b5d74"/>
    </style:style>
    <style:style style:name="T50" style:family="text">
      <style:text-properties officeooo:rsid="0072846a"/>
    </style:style>
    <style:style style:name="T51" style:family="text">
      <style:text-properties officeooo:rsid="00746608"/>
    </style:style>
    <style:style style:name="T52" style:family="text">
      <style:text-properties officeooo:rsid="00756f1b"/>
    </style:style>
    <style:style style:name="T53" style:family="text">
      <style:text-properties officeooo:rsid="00762454"/>
    </style:style>
    <style:style style:name="T54" style:family="text">
      <style:text-properties officeooo:rsid="00773efc"/>
    </style:style>
    <style:style style:name="T55" style:family="text">
      <style:text-properties officeooo:rsid="0078069d"/>
    </style:style>
    <style:style style:name="T56" style:family="text">
      <style:text-properties officeooo:rsid="007a8748"/>
    </style:style>
    <style:style style:name="T57" style:family="text">
      <style:text-properties officeooo:rsid="00784dd8"/>
    </style:style>
    <style:style style:name="T58" style:family="text">
      <style:text-properties officeooo:rsid="0078e9dc"/>
    </style:style>
    <style:style style:name="T59" style:family="text">
      <style:text-properties officeooo:rsid="0087b4f9"/>
    </style:style>
    <style:style style:name="T60" style:family="text">
      <style:text-properties officeooo:rsid="007d32d2"/>
    </style:style>
    <style:style style:name="T61" style:family="text">
      <style:text-properties officeooo:rsid="007dcb29"/>
    </style:style>
    <style:style style:name="T62" style:family="text">
      <style:text-properties officeooo:rsid="007e0f75"/>
    </style:style>
    <style:style style:name="T63" style:family="text">
      <style:text-properties officeooo:rsid="003234db"/>
    </style:style>
    <style:style style:name="T64" style:family="text">
      <style:text-properties officeooo:rsid="008a55fc"/>
    </style:style>
    <style:style style:name="T65" style:family="text">
      <style:text-properties officeooo:rsid="007f3ee1"/>
    </style:style>
    <style:style style:name="T66" style:family="text">
      <style:text-properties officeooo:rsid="0081036d"/>
    </style:style>
    <style:style style:name="T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0a0adf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officeooo:rsid="008943a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 ФИЛОСОФИИ: ВВЕДЕНИЕ</text:p>
      <text:p text:style-name="P3"/>
      <text:p text:style-name="P2"><text:span text:style-name="T11">1. </text:span><text:span text:style-name="T14">Предмет исследование философии</text:span></text:p>
      <text:p text:style-name="P4"><text:tab/><text:span text:style-name="T1">Прошлая лекция была посвящена выявлению предмета </text:span>исследования <text:span text:style-name="T1">философии. Философия — наука об истине, и </text:span>хотя <text:span text:style-name="T1">другие</text:span> науки <text:span text:style-name="T1">тоже</text:span> ищут истину, ищут они е<text:span text:style-name="T1">ё</text:span> в чем-то отличном от самой истины. <text:span text:style-name="T1">Но так как </text:span>познание истины – тяжелый и тернистый путь, истину <text:s/><text:span text:style-name="T2"><text:s/>необходимо</text:span> исследовать <text:span text:style-name="T2">саму по себе, в том числе</text:span> различать пути к истине и к <text:span text:style-name="T3">её противоположности, </text:span>заблуждению. <text:span text:style-name="T4">Ф</text:span>илософия, <text:span text:style-name="T5">поскольку является наукой об истине,</text:span> <text:span text:style-name="T4">таким образом</text:span> <text:span text:style-name="T4">является и</text:span> теорией познания: гносеологией и эпистемологией. <text:span text:style-name="T6">Она</text:span> <text:span text:style-name="T7">изучает</text:span> <text:span text:style-name="T7">вопросы</text:span> познания истины, «да<text:span text:style-name="T8">ё</text:span>т советы» ищущим истину, помогает прийти к истине и не впасть в заблуждение. </text:p>
      <text:p text:style-name="P4"/>
      <text:p text:style-name="P5"><text:span text:style-name="T68">2</text:span><text:span text:style-name="T67">. </text:span><text:span text:style-name="T68">Ступени познания.</text:span></text:p>
      <text:p text:style-name="P4"><text:span text:style-name="T9">Выделяют</text:span> две ступени познания, <text:span text:style-name="T10">из которых только одно подвластно контролю человека</text:span>:</text:p>
      <text:list xml:id="list2729281473740017635" text:style-name="L1">
        <text:list-item>
          <text:p text:style-name="P11"><text:span text:style-name="T11">Чувственное познание</text:span><text:span text:style-name="T16"> является сугубо биологическим явлением, и таким образом не поддаётся непосредственному контролю человеком. </text:span><text:span text:style-name="T17">Поэтому методов чувственного познания не существует.</text:span></text:p>
        </text:list-item>
        <text:list-item>
          <text:p text:style-name="P14">Человеческое <text:span text:style-name="T21">мышление,</text:span><text:span text:style-name="T18"> <text:s/>поскольку </text:span><text:span text:style-name="T19">представляет собой</text:span><text:span text:style-name="T18"> вид человеческой деятельности, </text:span><text:span text:style-name="T19">является системой совершаемых им операций и поддаётся непосредственному контролю. </text:span><text:span text:style-name="T20">Человек управляет не только, например, руками, но также и работой мозга, направляя ход мышления. При этом можно прийти как к истине, так и заблуждению, то есть существуют и правильные, и неправильные методы (образы) мышления.</text:span></text:p>
        </text:list-item>
      </text:list>
      <text:p text:style-name="P6"><text:tab/></text:p>
      <text:p text:style-name="P15"><text:span text:style-name="T23"><text:tab/>Философия, в отличие от других изучающих мышление наук, рассматривает его под особым углом – как способ и процесс постижения истины. </text:span><text:span text:style-name="T24">Поскольку философия – в</text:span><text:span text:style-name="T25">сеобщий метод познания, </text:span><text:span text:style-name="T26">а из двух </text:span><text:soft-page-break/><text:span text:style-name="T26">ступеней познания только мышление подчиняется контролю человека</text:span><text:span text:style-name="T24">, философия </text:span><text:span text:style-name="T26">является</text:span><text:span text:style-name="T24"> всеобщи</text:span><text:span text:style-name="T26">м</text:span><text:span text:style-name="T25"> метод</text:span><text:span text:style-name="T26">ом</text:span><text:span text:style-name="T25"> мышления </text:span><text:span text:style-name="T23">(то есть занимается овладением правильным методом мышления), </text:span><text:span text:style-name="T27">изучает </text:span><text:span text:style-name="T23">как идет процесс мышление, поэтому философия – это также и теория мышления, логика.</text:span></text:p>
      <text:p text:style-name="P6"/>
      <text:p text:style-name="P15"><text:span text:style-name="T23"><text:tab/>В </text:span><text:span text:style-name="T28">ходе развития философского знания было сделано великое открытие – существуют два вида мышления: рассудок и разум, </text:span><text:span text:style-name="T29">следовательно и две науки о мышлении.</text:span></text:p>
      <text:list xml:id="list5052435698410858797" text:style-name="L5">
        <text:list-item>
          <text:p text:style-name="P16"><text:span text:style-name="T22">Рассудочное мышление (в западной литературе применяется термин </text:span><text:span text:style-name="T25">ratio</text:span><text:span text:style-name="T22">) </text:span><text:span text:style-name="T29">изучает формальная логика. </text:span></text:p>
        </text:list-item>
        <text:list-item>
          <text:p text:style-name="P16"><text:span text:style-name="T22">Разумное мышление (в западной литературе – термин </text:span><text:span text:style-name="T25">intellect</text:span><text:span text:style-name="T22">) </text:span><text:span text:style-name="T29">является предметом исследования содержательной или диалектической логики. </text:span></text:p>
        </text:list-item>
      </text:list>
      <text:p text:style-name="P15"><text:span text:style-name="T29">Формальная логика была создана </text:span><text:span text:style-name="T25">Аристотелем </text:span><text:span text:style-name="T30">как часть</text:span><text:span text:style-name="T29"> философии, отделилась </text:span><text:span text:style-name="T30">от неё</text:span><text:span text:style-name="T29"> и стала самостоятельной наукой. </text:span><text:span text:style-name="T30">Поэтому философией сейчас называется только логика разумного мышления.</text:span></text:p>
      <text:p text:style-name="P7"/>
      <text:p text:style-name="P15"><text:span text:style-name="T30"><text:tab/></text:span><text:span text:style-name="T31">Обыденное мышление может быть и рассудочным, и разумным</text:span><text:span text:style-name="T35">; </text:span><text:span text:style-name="T31">научное мышление же — исключительно разумное. Поэтому философия, изучающая разумное мышление, важна для любого исследователя, </text:span><text:span text:style-name="T25">в какой бы области он не работал.</text:span></text:p>
      <text:p text:style-name="P15"><text:span text:style-name="T25"/></text:p>
      <text:p text:style-name="P18"><text:span text:style-name="T32">3</text:span><text:span text:style-name="T33">. </text:span><text:span text:style-name="T34">К</text:span><text:span text:style-name="T32">лассическое определение истины.</text:span></text:p>
      <text:p text:style-name="P4"><text:tab/><text:span text:style-name="T36">Чтобы понять философское знание, то есть знание об истине, необходимо сначала понять, что такое истина. Понятия и</text:span>стин<text:span text:style-name="T36">ы</text:span> и заблуждения <text:span text:style-name="T36">используются и в обыденной речи (часто их называют по-другому: </text:span>например, правда и неправда<text:span text:style-name="T37">), а не только в рамках </text:span>научного <text:span text:style-name="T38">языка</text:span> или языка философии: <text:span text:style-name="T37">л</text:span>юди постоянно <text:span text:style-name="T36">ищут</text:span> истину, <text:span text:style-name="T37">п</text:span>ыт<text:span text:style-name="T37">аются</text:span> понять, <text:span text:style-name="T37">кто </text:span>говорит правду и <text:span text:style-name="T37">кто</text:span> лжет. <text:span text:style-name="T39">Вообще говоря, многие понятия философии, термины, были заимствованы из обыденного языка.</text:span></text:p>
      <text:p text:style-name="P4"/>
      <text:p text:style-name="P4"><text:soft-page-break/><text:tab/><text:span text:style-name="T40">Суждение – самая </text:span>простая форма выражения истины и заблуждения. <text:span text:style-name="T40">(Некоторые исследователи даже его считают единственной формой мышления, в которой выражаются истина и заблуждение.) Суждения бывают истинными и ложными:</text:span></text:p>
      <text:list xml:id="list4633834199513758926" text:style-name="L6">
        <text:list-item>
          <text:p text:style-name="P12"><text:span text:style-name="T40">«г</text:span>ород Долгопрудный находится в Европе» – <text:span text:style-name="T40">истинное суждение,</text:span></text:p>
        </text:list-item>
        <text:list-item>
          <text:p text:style-name="P12">«Долгопрудный находится в Южной Африке» – <text:span text:style-name="T40">ложное.</text:span></text:p>
        </text:list-item>
        <text:list-item>
          <text:p text:style-name="P12"><text:span text:style-name="T41">«к</text:span>ит — млекопитающее» – <text:span text:style-name="T40">истина</text:span>.</text:p>
        </text:list-item>
        <text:list-item>
          <text:p text:style-name="P12">«<text:span text:style-name="T40">к</text:span>ит — рыба» – <text:span text:style-name="T40">з</text:span>аблуждение.</text:p>
        </text:list-item>
      </text:list>
      <text:p text:style-name="P8"/>
      <text:p text:style-name="P8"><text:span text:style-name="T42"><text:tab/>Определять</text:span> истин<text:span text:style-name="T42">у</text:span> <text:span text:style-name="T42">через</text:span> проведени<text:span text:style-name="T42">е</text:span> эксперимент<text:span text:style-name="T43">а</text:span> нельзя, <text:span text:style-name="T42">поскольку природа истины и критерий истины – </text:span>совершенно разные вещи. <text:span text:style-name="T42">Вообще говоря, существует множество концепций и определений истины, однако одно из них выделяется особо. Это так называемое классическое определение истины:</text:span></text:p>
      <text:p text:style-name="P8"/>
      <text:p text:style-name="P9"><text:span text:style-name="T12">Истина</text:span><text:span text:style-name="T44"> – <text:s/></text:span><text:span text:style-name="T45">соответствие между миром и сознанием, </text:span><text:span text:style-name="T46">а</text:span><text:span text:style-name="T45"> </text:span><text:span text:style-name="T47">з</text:span><text:span text:style-name="T12">аблуждение</text:span><text:span text:style-name="T44"> – </text:span><text:span text:style-name="T48">несоответствие.</text:span></text:p>
      <text:p text:style-name="P9"><text:span text:style-name="T48"/></text:p>
      <text:p text:style-name="P10">Это определение давали философы самых различных направлений: не очень чётко его дал Платон, но Аристотель, его ученик, позже уточнил его. </text:p>
      <text:p text:style-name="P8"/>
      <text:p text:style-name="P10"><text:tab/>Заметим, что согласно этому определению истина и заблуждение – полные противоположности. Не стоит также путать заблуждение с ложь, то есть намеренным введением в заблуждение. Слово «ложь» несет <text:s/>этическую оценку; упрекнуть же в аморальности человека, впавшего в заблуждение, нельзя. Любое знание использовать во зло. Как раскрытие тайны атома позволило не только строить атомные станции, но и стирать города с лица Земли, так и раскрытие философского знания привело к появлению софистики, науки вводить людей в заблуждение.</text:p>
      <text:p text:style-name="P10"/>
      <text:p text:style-name="P5"><text:soft-page-break/><text:span text:style-name="T68">4</text:span><text:span text:style-name="T67">. </text:span><text:span text:style-name="T69">П</text:span><text:span text:style-name="T68">роблема определения мира и сознания</text:span></text:p>
      <text:p text:style-name="P4"><text:span text:style-name="T49"><text:tab/>В классическом определении мира фигурируют два вида реальности: мир и сознание, которые также необходимо как-то определить. (Их также можно называть: </text:span>бытие и мышление, природа и сознание, психическое и физическое, идеальное и материальное. Эдакая пара, две реальности - духовная и физическая. <text:span text:style-name="T50">) </text:span>Реально есть мир, <text:span text:style-name="T51">реально </text:span>и сознание: существуют как вещи, так и мысли о них, <text:span text:style-name="T52">но </text:span>между ними есть кардинальное отличие. </text:p>
      <text:p text:style-name="P4"/>
      <text:p text:style-name="P13"><text:span text:style-name="T53">Р</text:span>азительную разницу между <text:span text:style-name="T54">монетой</text:span> в кошельке и <text:span text:style-name="T55">монетой</text:span> в голове заметил уже Кант. <text:span text:style-name="T56">Он говорит, что</text:span> <text:span text:style-name="T56">н</text:span>а таллер <text:span text:style-name="T57">(денежная единица)</text:span> <text:span text:style-name="T58">в</text:span> карман<text:span text:style-name="T58">е</text:span> можно заказать и кислую капусту, и сосиски с пивом, <text:span text:style-name="T59">вот </text:span>только миллионы мысленных таллеров <text:span text:style-name="T56">почему-то </text:span>нигде не принимают.</text:p>
      <text:p text:style-name="P4"/>
      <text:p text:style-name="P4"><text:tab/>Проблемой определени<text:span text:style-name="T60">я</text:span> понятий успешно занимается формальная логика. Самый простой способ <text:span text:style-name="T61">дать определение понятию</text:span> – <text:span text:style-name="T62">указать</text:span> <text:span text:style-name="T63">род и видовое</text:span> <text:span text:style-name="T64">отличие</text:span>. <text:span text:style-name="T65">Поскольку существуют более широкие понятия и менее широкие, например </text:span>понятие кошка уже поняти<text:span text:style-name="T65">я</text:span> млекопитающее<text:span text:style-name="T65">), д</text:span>ать определение <text:span text:style-name="T65">можно указав и позже ограничив </text:span>более общее понятие.</text:p>
      <text:list xml:id="list8371109064112015830" text:style-name="L7">
        <text:list-item>
          <text:p text:style-name="P17">Студент – учащийся <text:span text:style-name="T11">(указан род) </text:span>высшего учебного заведения <text:span text:style-name="T11">(указано отличие).</text:span></text:p>
        </text:list-item>
        <text:list-item>
          <text:p text:style-name="P17">Марс — планета <text:span text:style-name="T11">(указан род)</text:span> солнечной системы, 4ая считая от Солнца <text:span text:style-name="T11">(указано отличие).</text:span></text:p>
        </text:list-item>
      </text:list>
      <text:p text:style-name="P15"><text:span text:style-name="T66">Но подобрать содержательное понятие, шире чем мир и сознание, не получается. (Понятие бытие, пусть и является более общим, но не позволяет дать нужное определение.) Нужен другой способ. Он заключается в том, чтобы указать первичное и вторичное, то есть ответить на так называемый </text:span><text:span text:style-name="T13">основной вопрос философии:</text:span></text:p>
      <text:p text:style-name="P19"><text:s/>Мир порождает сознание или же сознание порождает мир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8cm" style:type="center"/>
          <style:tab-stop style:position="13.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5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7S</meta:editing-duration>
    <meta:editing-cycles>3</meta:editing-cycles>
    <meta:generator>LibreOffice/4.4.2.2$Windows_x86 LibreOffice_project/c4c7d32d0d49397cad38d62472b0bc8acff48dd6</meta:generator>
    <dc:date>2015-05-16T11:28:07.405000000</dc:date>
    <meta:document-statistic meta:table-count="0" meta:image-count="0" meta:object-count="0" meta:page-count="4" meta:paragraph-count="33" meta:word-count="823" meta:character-count="6043" meta:non-whitespace-character-count="5218"/>
    <meta:user-defined meta:name="Info 1"/>
    <meta:user-defined meta:name="Info 2"/>
    <meta:user-defined meta:name="Info 3"/>
    <meta:user-defined meta:name="Info 4"/>
  </office:meta>
</office:document-meta>
</file>